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d0f" officeooo:paragraph-rsid="00168d0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80ea0" officeooo:paragraph-rsid="00180ea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168d0f" officeooo:paragraph-rsid="00168d0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943af" officeooo:paragraph-rsid="001943af" style:font-size-asian="11pt" style:font-weight-asian="normal" style:font-size-complex="11pt" style:font-weight-complex="normal"/>
    </style:style>
    <style:style style:name="T1" style:family="text">
      <style:text-properties officeooo:rsid="00194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TAGNETO PO “SILVANO”</text:p>
      <text:p text:style-name="P1"/>
      <text:p text:style-name="P2">Progetto di garden design</text:p>
      <text:p text:style-name="P3"/>
      <text:p text:style-name="P3">Allestimento impianto di irrigazione wi-fy, irrigatori rotetor a basso consumo idrico e miglior effetto pioggia, <text:span text:style-name="T1">sensore pioggia</text:span>ala gocciolante nelle aiuole </text:p>
      <text:p text:style-name="P3"/>
      <text:p text:style-name="P3">Allestimento aiuola sui 2 lati della casa “dry garden” piante a bassa manutenzione, tapezzanti, sempreverdi, perenni, arbustiva, con camminamenti al suo interno con lastre in pietra naturale</text:p>
      <text:p text:style-name="P3"/>
      <text:p text:style-name="P3">Semina prato mq 350 CA</text:p>
      <text:p text:style-name="P3"/>
      <text:p text:style-name="P4">Robot taglia erba di ultima generazione con sensore visivo “no fili” e riconoscimento botani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2:42:26.681786100</meta:creation-date>
    <dc:date>2026-02-08T13:17:54.994785100</dc:date>
    <meta:editing-duration>PT4M49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6" meta:word-count="73" meta:character-count="511" meta:non-whitespace-character-count="443"/>
  </office:meta>
</office:document-meta>
</file>